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02d0f" officeooo:paragraph-rsid="00002d0f"/>
    </style:style>
    <style:style style:name="P2" style:family="paragraph" style:parent-style-name="Standard">
      <style:text-properties officeooo:rsid="00002d0f" officeooo:paragraph-rsid="00038407"/>
    </style:style>
    <style:style style:name="P3" style:family="paragraph" style:parent-style-name="Standard">
      <style:text-properties officeooo:rsid="0000c20e" officeooo:paragraph-rsid="0000c20e"/>
    </style:style>
    <style:style style:name="P4" style:family="paragraph" style:parent-style-name="Standard">
      <style:text-properties officeooo:rsid="0000c20e" officeooo:paragraph-rsid="0001f4ad"/>
    </style:style>
    <style:style style:name="P5" style:family="paragraph" style:parent-style-name="Standard">
      <style:text-properties officeooo:rsid="0001f4ad" officeooo:paragraph-rsid="0001f4ad"/>
    </style:style>
    <style:style style:name="P6" style:family="paragraph" style:parent-style-name="Standard">
      <style:paragraph-properties fo:text-align="end" style:justify-single-word="false"/>
      <style:text-properties officeooo:rsid="0001f4ad" officeooo:paragraph-rsid="0001f4ad"/>
    </style:style>
    <style:style style:name="P7" style:family="paragraph" style:parent-style-name="Standard">
      <style:text-properties officeooo:rsid="0001f4ad" officeooo:paragraph-rsid="00038407"/>
    </style:style>
    <style:style style:name="T1" style:family="text">
      <style:text-properties officeooo:rsid="00002d0f"/>
    </style:style>
    <style:style style:name="T2" style:family="text">
      <style:text-properties officeooo:rsid="0001f4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rido Rey de la Cabina:</text:p>
      <text:p text:style-name="P7">&lt;br&gt;</text:p>
      <text:p text:style-name="P2"><text:span text:style-name="T2">&lt;br&gt;</text:span>Me llegó tu carta, querido Topo de las Alturas.</text:p>
      <text:p text:style-name="P2"><text:span text:style-name="T2">&lt;br&gt;</text:span>Te respondo:</text:p>
      <text:p text:style-name="P1">&lt;div class=”adelante”&gt;&lt;div class=”unpoquito”&gt;&lt;div class=”unpoquito”&gt;Sí.&lt;/div&gt;&lt;/div&gt;&lt;/div&gt;</text:p>
      <text:p text:style-name="P1">&lt;div class=”adelante”&gt;&lt;div class=”unpoquito”&gt;Sí.&lt;/div&gt;&lt;/div&gt;</text:p>
      <text:p text:style-name="P1">&lt;div class=”adelante”&gt;No.&lt;/div&gt;</text:p>
      <text:p text:style-name="P1">&lt;div class=”unpoquito”&gt;&lt;div class=”unpoquito”&gt;No. No sé.&lt;/div&gt;&lt;/div&gt;</text:p>
      <text:p text:style-name="P1">&lt;div class=”unpoquito”&gt;Sí.&lt;/div&gt;</text:p>
      <text:p text:style-name="P1">Sí. </text:p>
      <text:p text:style-name="P4"><text:span text:style-name="T2">&lt;br&gt;</text:span>¿O sea que no querías esconderte, Estimado Mentiroso?</text:p>
      <text:p text:style-name="P4"><text:span text:style-name="T2">&lt;br&gt;</text:span>¿Y para que tantas nubes y tantos pasos de por medio?</text:p>
      <text:p text:style-name="P4"><text:span text:style-name="T2">&lt;br&gt;</text:span>(te voy a llenar de preguntas, a falta de que</text:p>
      <text:p text:style-name="P4"><text:span text:style-name="T2">&lt;div class=”adelante”&gt;</text:span>me llenes de respuestas).</text:p>
      <text:p text:style-name="P4">Que bueno que me extrañes.</text:p>
      <text:p text:style-name="P4"><text:span text:style-name="T2">&lt;br&gt;</text:span>Y me llames: “amor” (¿Dejare de llamarte Rey de la Cabina?).</text:p>
      <text:p text:style-name="P4"><text:span text:style-name="T2">&lt;br&gt;</text:span>Te reíste con los mapas inventados y leíste mis cartas</text:p>
      <text:p text:style-name="P4"><text:span text:style-name="T1">&lt;div class=”adelante”&gt;</text:span>hasta ajarlas.<text:span text:style-name="T2">&lt;/div&gt;</text:span></text:p>
      <text:p text:style-name="P3">Yo me haré un té con esta carta tuya, un Sol de repuesto.</text:p>
      <text:p text:style-name="P4"><text:span text:style-name="T2">&lt;br&gt;</text:span>La guardaré bajo la almohada, como cuando aún no tenía</text:p>
      <text:p text:style-name="P4"><text:span text:style-name="T1">&lt;div class=”adelante”&gt;</text:span>ángel de la guarda.<text:span text:style-name="T2">&lt;/div&gt;</text:span></text:p>
      <text:p text:style-name="P3">La leí recorriendo el surco de tu pluma. La imaginé ungida</text:p>
      <text:p text:style-name="P4"><text:span text:style-name="T2">&lt;br&gt;</text:span>al buey de tu mano. Empujando y empujado. ¿Te has puesto</text:p>
      <text:p text:style-name="P4"><text:span text:style-name="T2">&lt;br&gt;</text:span>que la luz proviene de un astro ciego? Como la luz</text:p>
      <text:p text:style-name="P4"><text:span text:style-name="T2">&lt;br&gt;</text:span>que da la mano ciega a su buey.</text:p>
      <text:p text:style-name="P4"><text:span text:style-name="T2">&lt;br&gt;</text:span>Crecieron las semillas que pusiste en los surcos azules</text:p>
      <text:p text:style-name="P4"><text:span text:style-name="T2">&lt;br&gt;</text:span>de tu carta. Ya son frondosas naranjas en mi pecho.</text:p>
      <text:p text:style-name="P4"><text:span text:style-name="T2">&lt;br&gt;</text:span>Semillas de arroyos y cascadas breves. De flores de ramo.</text:p>
      <text:p text:style-name="P4"><text:span text:style-name="T2">&lt;br&gt;</text:span>Querido</text:p>
      <text:p text:style-name="P4"><text:span text:style-name="T2">&lt;br&gt;</text:span>Rey </text:p>
      <text:p text:style-name="P4"><text:span text:style-name="T2">&lt;br&gt;</text:span>de la Cabina,</text:p>
      <text:p text:style-name="P4"><text:span text:style-name="T2">&lt;br&gt;</text:span>crecieron todas</text:p>
      <text:p text:style-name="P4"><text:span text:style-name="T2">&lt;br&gt;</text:span>las semillas de tu carta.</text:p>
      <text:p text:style-name="P4"><text:span text:style-name="T2">&lt;br&gt;</text:span>Vieras qué hermoso prado. Los abrazos</text:p>
      <text:p text:style-name="P4"><text:span text:style-name="T2">&lt;br&gt;</text:span>crecieron sanos y fuertes rodeando mi cintura.</text:p>
      <text:p text:style-name="P4"><text:span text:style-name="T2">&lt;br&gt;</text:span>Crecieron besos en mis pies (¿sembraste besos en mis pies</text:p>
      <text:p text:style-name="P4"><text:span text:style-name="T1">&lt;div class=”adelante”&gt;</text:span>o fue un error del viento?).<text:span text:style-name="T2">&lt;/div&gt;</text:span></text:p>
      <text:p text:style-name="P3">Te espero convertida en Luna.</text:p>
      <text:p text:style-name="P4"><text:span text:style-name="T2">&lt;br&gt;</text:span>Quiero que recorramos el desarmadero, la panadería</text:p>
      <text:p text:style-name="P4"><text:span text:style-name="T2">&lt;br&gt;</text:span>(saludemos a “labios corridos”, se pondría feliz de ver</text:p>
      <text:p text:style-name="P4"><text:span text:style-name="T2">&lt;br&gt;</text:span>que regreso el único ser que conversa con ella),</text:p>
      <text:p text:style-name="P4"><text:span text:style-name="T2">&lt;br&gt;</text:span>pasemos frente a los pollos anaranjados. Te presentaré </text:p>
      <text:p text:style-name="P4"><text:span text:style-name="T2">&lt;br&gt;</text:span>a mi vecino, para que hables con él, también, y les pida</text:p>
      <text:p text:style-name="P4"><text:span text:style-name="T2">&lt;br&gt;</text:span>a sus perros, orgulloso, que no te molesten.</text:p>
      <text:p text:style-name="P4"><text:span text:style-name="T2">&lt;br&gt;</text:span>Volví a cortarme el pelo, parezco una manzana.</text:p>
      <text:p text:style-name="P4"><text:span text:style-name="T2">&lt;br&gt;</text:span>Ven pronto, mi habitante deshabitado.</text:p>
      <text:p text:style-name="P4"><text:span text:style-name="T2">&lt;br&gt;</text:span>No dejes al guardián feroz. Tráelo a ladrar.</text:p>
      <text:p text:style-name="P4"><text:span text:style-name="T2">&lt;br&gt;</text:span> <text:span text:style-name="T2">A los perros les encanta ladrar si tienen dueño.</text:span></text:p>
      <text:p text:style-name="P5">&lt;br&gt;Aquí hay mucho espacio, querido Rey, ¿recuerdas?,</text:p>
      <text:p text:style-name="P5">&lt;br&gt;mucho,</text:p>
      <text:p text:style-name="P5">&lt;br&gt;mucho espacio.</text:p>
      <text:p text:style-name="P5">&lt;br&gt;Quiero que llegues ayer. Te iré a buscar con mi cuaderno,</text:p>
      <text:p text:style-name="P5"><text:soft-page-break/>&lt;br&gt;para que te asuste por mi edad</text:p>
      <text:p text:style-name="P5">&lt;br&gt;y te preocupes. </text:p>
      <text:p text:style-name="P5">&lt;br&gt;Acuérdate de traer los brazos, porque aquí hay </text:p>
      <text:p text:style-name="P5"><text:span text:style-name="T1">&lt;div class=”adelante”&gt;</text:span>mucho por hacer.&lt;/div&gt;</text:p>
      <text:p text:style-name="P5">Un mes no es tanto tiempo.</text:p>
      <text:p text:style-name="P5">&lt;br&gt;No es nada</text:p>
      <text:p text:style-name="P5">&lt;br&gt;(gracias, gracias, gracias</text:p>
      <text:p text:style-name="P5">&lt;br&gt;por mostrar tu apuro,</text:p>
      <text:p text:style-name="P5">&lt;br&gt;porque, haya sido lo que fuera</text:p>
      <text:p text:style-name="P5">&lt;br&gt;eso que despertó en ti, </text:p>
      <text:p text:style-name="P5">&lt;br&gt;te haga ver tan lejos un mes).</text:p>
      <text:p text:style-name="P5">&lt;br&gt;Un mes no es ni una gota</text:p>
      <text:p text:style-name="P5">&lt;br&gt;en nuestros mil docientos treinta y cuatro vasos </text:p>
      <text:p text:style-name="P5">&lt;br&gt;llenos.</text:p>
      <text:p text:style-name="P6">&lt;div class=”firma”&gt;Paloma&lt;/div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1:01:15.705610286</meta:creation-date>
    <dc:date>2017-10-16T21:44:48.006586987</dc:date>
    <meta:editing-duration>PT28M4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7" meta:word-count="421" meta:character-count="2774" meta:non-whitespace-character-count="2413"/>
  </office:meta>
</office:document-meta>
</file>